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<text:span text:style-name="T2"><text:a xlink:href="mailto:jesus@email.com" xlink:type="simple">jesus@email.com</text:a></text:span></text:p>
          </table:table-cell>
        </table:table-row>
        <table:table-row table:style-name="ro3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<text:a xlink:href="mailto:dylan@email" xlink:type="simple">dylan@email</text:a>.c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14:28.215042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13:20.119254162</dc:date>
    <meta:editing-duration>PT40M9S</meta:editing-duration>
    <meta:editing-cycles>24</meta:editing-cycles>
    <meta:generator>LibreOffice/7.5.4.2$Linux_X86_64 LibreOffice_project/36ccfdc35048b057fd9854c757a8b67ec53977b6</meta:generator>
    <meta:document-statistic meta:table-count="1" meta:cell-count="16" meta:object-count="0"/>
  </office:meta>
</office:document-meta>
</file>